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6f3c" officeooo:paragraph-rsid="00026f3c"/>
    </style:style>
    <style:style style:name="P2" style:family="paragraph" style:parent-style-name="Standard">
      <style:text-properties officeooo:rsid="00039040" officeooo:paragraph-rsid="00039040"/>
    </style:style>
    <style:style style:name="P3" style:family="paragraph" style:parent-style-name="Standard">
      <style:text-properties officeooo:rsid="0006bcfc" officeooo:paragraph-rsid="0006bcfc"/>
    </style:style>
    <style:style style:name="P4" style:family="paragraph" style:parent-style-name="Standard">
      <style:text-properties officeooo:rsid="0009c85c" officeooo:paragraph-rsid="0009c85c"/>
    </style:style>
    <style:style style:name="P5" style:family="paragraph" style:parent-style-name="Standard" style:list-style-name="L1">
      <style:text-properties officeooo:rsid="0005eb8f" officeooo:paragraph-rsid="0005eb8f"/>
    </style:style>
    <style:style style:name="P6" style:family="paragraph" style:parent-style-name="Standard" style:list-style-name="L1">
      <style:text-properties officeooo:rsid="00026f3c" officeooo:paragraph-rsid="00026f3c"/>
    </style:style>
    <style:style style:name="P7" style:family="paragraph" style:parent-style-name="Standard" style:list-style-name="L2">
      <style:text-properties officeooo:rsid="0009c85c" officeooo:paragraph-rsid="0009c85c"/>
    </style:style>
    <style:style style:name="T1" style:family="text">
      <style:text-properties officeooo:rsid="0005eb8f"/>
    </style:style>
    <style:style style:name="T2" style:family="text">
      <style:text-properties officeooo:rsid="0009c85c"/>
    </style:style>
    <style:style style:name="T3" style:family="text">
      <style:text-properties officeooo:rsid="000a49e1"/>
    </style:style>
    <style:style style:name="T4" style:family="text">
      <style:text-properties officeooo:rsid="000b6dd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 consists concepts and spec for the following</text:p>
      <text:p text:style-name="P1"/>
      <text:list xml:id="list3326632730" text:style-name="L1">
        <text:list-item>
          <text:p text:style-name="P5">Test Step</text:p>
        </text:list-item>
        <text:list-item>
          <text:p text:style-name="P6">Scenarios</text:p>
        </text:list-item>
        <text:list-item>
          <text:p text:style-name="P6">Feature</text:p>
        </text:list-item>
        <text:list-item>
          <text:p text:style-name="P6">Test Catalog – Tests and Test Category tree</text:p>
        </text:list-item>
      </text:list>
      <text:p text:style-name="P1"/>
      <text:p text:style-name="P1"/>
      <text:p text:style-name="P2">Test <text:span text:style-name="T1">Step</text:span>:</text:p>
      <text:p text:style-name="P2"/>
      <text:p text:style-name="P3">A test step is a basic unit of execution. <text:span text:style-name="T2">Following are the possible fields.</text:span></text:p>
      <text:list xml:id="list29372852" text:style-name="L2">
        <text:list-item>
          <text:p text:style-name="P7">“identifier”: Identifier for the step to map to step definitions on backend.</text:p>
        </text:list-item>
        <text:list-item>
          <text:p text:style-name="P7">“<text:span text:style-name="T3">type”: <text:s/></text:span><text:span text:style-name="T4">Default value being blank means default execution step using backend step definition. This is an identifier used to identify which step runner to use like “API” could be </text:span></text:p>
        </text:list-item>
        <text:list-item>
          <text:p text:style-name="P7">“testData”: Dictionary of test data name and value (object) to be used for the step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5:42:10.068895892</meta:creation-date>
    <meta:generator>LibreOffice/7.3.2.2$Linux_X86_64 LibreOffice_project/30$Build-2</meta:generator>
    <dc:date>2022-05-11T06:42:30.881942761</dc:date>
    <meta:editing-duration>PT46M50S</meta:editing-duration>
    <meta:editing-cycles>10</meta:editing-cycles>
    <meta:document-statistic meta:table-count="0" meta:image-count="0" meta:object-count="0" meta:page-count="1" meta:paragraph-count="10" meta:word-count="98" meta:character-count="549" meta:non-whitespace-character-count="465"/>
  </office:meta>
</office:document-meta>
</file>